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3.72cm"/>
    </style:style>
    <style:style style:name="Tabella1.B" style:family="table-column">
      <style:table-column-properties style:column-width="6.389cm"/>
    </style:style>
    <style:style style:name="Tabella1.C" style:family="table-column">
      <style:table-column-properties style:column-width="6.892cm"/>
    </style:style>
    <style:style style:name="Tabella1.A1" style:family="table-cell">
      <style:table-cell-properties style:vertical-align="middle" fo:padding="0.049cm" fo:border="0.05pt solid #000000"/>
    </style:style>
    <style:style style:name="Tabella2" style:family="table">
      <style:table-properties style:width="15.247cm" table:align="left"/>
    </style:style>
    <style:style style:name="Tabella2.A" style:family="table-column">
      <style:table-column-properties style:column-width="4.387cm"/>
    </style:style>
    <style:style style:name="Tabella2.B" style:family="table-column">
      <style:table-column-properties style:column-width="1.528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3.736cm"/>
    </style:style>
    <style:style style:name="Tabella2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left="0cm" fo:margin-right="0cm" fo:text-indent="0cm" style:auto-text-indent="false" fo:padding="0.049cm" fo:border="0.06pt solid #e5e7eb"/>
    </style:style>
    <style:style style:name="P2" style:family="paragraph" style:parent-style-name="Heading_20_2">
      <style:paragraph-properties fo:margin-left="0cm" fo:margin-right="0cm" fo:text-indent="0cm" style:auto-text-indent="false" fo:padding="0.049cm" fo:border="0.06pt solid #e5e7eb"/>
    </style:style>
    <style:style style:name="P3" style:family="paragraph" style:parent-style-name="Table_20_Heading">
      <style:paragraph-properties fo:margin-left="0cm" fo:margin-right="0cm" fo:text-indent="0cm" style:auto-text-indent="false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.049cm" fo:border="0.06pt solid #e5e7eb"/>
    </style:style>
    <style:style style:name="P6" style:family="paragraph" style:parent-style-name="Preformatted_20_Text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7" style:family="paragraph" style:parent-style-name="Preformatted_20_Text">
      <style:paragraph-properties fo:margin-left="0cm" fo:margin-right="0cm" fo:text-indent="0cm" style:auto-text-indent="false" fo:padding="0.049cm" fo:border="0.06pt solid #e5e7eb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5e7eb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.049cm" fo:border="0.06pt solid #e5e7eb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.049cm" fo:border="0.06pt solid #e5e7eb"/>
    </style:style>
    <style:style style:name="T1" style:family="text">
      <style:text-properties loext:padding="0.049cm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problema-principale-complessit-non-scalabile"/>Problema Principale: Complessità Non Scalabile</text:h>
      <text:p text:style-name="P1">Il codice mostrato implementa una versione <text:span text:style-name="Strong_20_Emphasis"><text:span text:style-name="T1">non ottimizzata</text:span></text:span> di Dragonfly che non separa leaf e spine router. Questo causa una <text:span text:style-name="Strong_20_Emphasis"><text:span text:style-name="T1">crescita esponenziale delle variabili</text:span></text:span> all'aumentare dei gruppi.</text:p>
      <text:h text:style-name="P2" text:outline-level="2">1. Differenze Chiave con la Versione Corretta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3">Aspetto</text:p>
            </table:table-cell>
            <table:table-cell table:style-name="Tabella1.A1" office:value-type="string">
              <text:p text:style-name="P3">Codice Attuale (Problematico)</text:p>
            </table:table-cell>
            <table:table-cell table:style-name="Tabella1.A1" office:value-type="string">
              <text:p text:style-name="P3">Versione Corretta (DragonflyPlus)</text:p>
            </table:table-cell>
          </table:table-row>
        </table:table-header-rows>
        <table:table-row>
          <table:table-cell table:style-name="Tabella1.A1" office:value-type="string">
            <text:p text:style-name="P4"><text:span text:style-name="Strong_20_Emphasis"><text:span text:style-name="T1">Struttura router</text:span></text:span></text:p>
          </table:table-cell>
          <table:table-cell table:style-name="Tabella1.A1" office:value-type="string">
            <text:p text:style-name="P4">Tutti i router sono generici</text:p>
          </table:table-cell>
          <table:table-cell table:style-name="Tabella1.A1" office:value-type="string">
            <text:p text:style-name="P4">Separazione esplicita leaf/spine</text:p>
          </table:table-cell>
        </table:table-row>
        <table:table-row>
          <table:table-cell table:style-name="Tabella1.A1" office:value-type="string">
            <text:p text:style-name="P4"><text:span text:style-name="Strong_20_Emphasis"><text:span text:style-name="T1">Connessioni globali</text:span></text:span></text:p>
          </table:table-cell>
          <table:table-cell table:style-name="Tabella1.A1" office:value-type="string">
            <text:p text:style-name="P4">Full mesh tra router con stesso index</text:p>
          </table:table-cell>
          <table:table-cell table:style-name="Tabella1.A1" office:value-type="string">
            <text:p text:style-name="P4">Solo spine router connessi globalmente</text:p>
          </table:table-cell>
        </table:table-row>
        <table:table-row>
          <table:table-cell table:style-name="Tabella1.A1" office:value-type="string">
            <text:p text:style-name="P4"><text:span text:style-name="Strong_20_Emphasis"><text:span text:style-name="T1">Matrici</text:span></text:span></text:p>
          </table:table-cell>
          <table:table-cell table:style-name="Tabella1.A1" office:value-type="string">
            <text:p text:style-name="P4">Matrici dense O(N²)</text:p>
          </table:table-cell>
          <table:table-cell table:style-name="Tabella1.A1" office:value-type="string">
            <text:p text:style-name="P4">Matrici sparse o strutturate</text:p>
          </table:table-cell>
        </table:table-row>
        <table:table-row>
          <table:table-cell table:style-name="Tabella1.A1" office:value-type="string">
            <text:p text:style-name="P4"><text:span text:style-name="Strong_20_Emphasis"><text:span text:style-name="T1">Parametri Gurobi</text:span></text:span></text:p>
          </table:table-cell>
          <table:table-cell table:style-name="Tabella1.A1" office:value-type="string">
            <text:p text:style-name="P4">Probabilmente non ottimizzati</text:p>
          </table:table-cell>
          <table:table-cell table:style-name="Tabella1.A1" office:value-type="string">
            <text:p text:style-name="Table_20_Contents">Time_limit, MIP_gap, euristiche</text:p>
          </table:table-cell>
        </table:table-row>
      </table:table>
      <text:p text:style-name="Horizontal_20_Line"/>
      <text:h text:style-name="P2" text:outline-level="2"><text:bookmark text:name="perch-fallisce-con-pi-gruppi"/>Perché Fallisce con Più Gruppi?</text:h>
      <text:h text:style-name="P2" text:outline-level="2">2. Complessità Computazionale Esplosiva</text:h>
      <text:list text:style-name="L1">
        <text:list-item>
          <text:p text:style-name="P5">Con <text:span text:style-name="Source_20_Text"><text:span text:style-name="T1">num_groups = N</text:span></text:span>, <text:span text:style-name="Source_20_Text"><text:span text:style-name="T1">routers_per_group = R</text:span></text:span>:<text:line-break/><text:span text:style-name="Strong_20_Emphasis"><text:span text:style-name="T1">Nodi totali</text:span></text:span> = N × R × hosts_per_router<text:line-break/><text:span text:style-name="Strong_20_Emphasis"><text:span text:style-name="T1">Variabili Gurobi</text:span></text:span> ≈ O(N² × R²) → Crescita quadratica</text:p>
        </text:list-item>
        <text:list-item>
          <text:p text:style-name="P5">Esempio numerico:<text:line-break/>Se <text:span text:style-name="Source_20_Text"><text:span text:style-name="T1">num_groups=8</text:span></text:span>, <text:span text:style-name="Source_20_Text"><text:span text:style-name="T1">routers_per_group=6</text:span></text:span>, <text:span text:style-name="Source_20_Text"><text:span text:style-name="T1">hosts=10</text:span></text:span>:<text:line-break/>Nodi = 8×6×10 = 480 → Variabili ≈ 480² = 230,400<text:line-break/>Con <text:span text:style-name="Source_20_Text"><text:span text:style-name="T1">num_groups=16</text:span></text:span>: 16×6×10=960 → 921,600 variabili (+400%)</text:p>
        </text:list-item>
      </text:list>
      <text:p text:style-name="Horizontal_20_Line"/>
      <text:h text:style-name="P2" text:outline-level="2">3. Errori Specifici nel Codice</text:h>
      <text:p text:style-name="P6">python</text:p>
      <text:p text:style-name="P7"><text:span text:style-name="Source_20_Text"><text:span text:style-name="T1"># 3) Inter-group global links (fully connect routers with same index across groups)</text:span></text:span></text:p>
      <text:p text:style-name="P7"><text:span text:style-name="Source_20_Text"><text:span text:style-name="T1">for router in range(routers_per_group):</text:span></text:span></text:p>
      <text:p text:style-name="P7"><text:span text:style-name="Source_20_Text"><text:span text:style-name="T1"><text:s text:c="4"/>for g1 in range(num_groups):</text:span></text:span></text:p>
      <text:p text:style-name="P7"><text:span text:style-name="Source_20_Text"><text:span text:style-name="T1"><text:s text:c="8"/>for g2 in range(g1+1, num_groups):</text:span></text:span></text:p>
      <text:p text:style-name="P7"><text:span text:style-name="Source_20_Text"><text:span text:style-name="T1"><text:s text:c="12"/># Questo crea N×(N-1)/2 connessioni PER OGNI ROUTER</text:span></text:span></text:p>
      <text:p text:style-name="P8"><text:span text:style-name="Source_20_Text"><text:span text:style-name="T1"><text:s text:c="12"/># Con N=10 gruppi e R=10 router/gruppo → 45×10=450 connessioni</text:span></text:span></text:p>
      <text:p text:style-name="P1">Questo approccio:</text:p>
      <text:list text:style-name="L2">
        <text:list-item>
          <text:p text:style-name="P9">Assume che tutti i router possano avere connessioni globali (non solo gli spine)</text:p>
        </text:list-item>
        <text:list-item>
          <text:p text:style-name="P9"><text:soft-page-break/>Crea un numero di connessioni pari a:<text:line-break/><text:span text:style-name="Strong_20_Emphasis"><text:span text:style-name="Source_20_Text"><text:span text:style-name="T1">(num_groups × (num_groups - 1) / 2) × routers_per_group</text:span></text:span></text:span></text:p>
        </text:list-item>
      </text:list>
      <text:p text:style-name="Horizontal_20_Line"/>
      <text:h text:style-name="P2" text:outline-level="2"><text:bookmark text:name="soluzione-adotta-la-versione-dragonflyplus"/>Soluzione: Adotta la Versione DragonflyPlus</text:h>
      <text:p text:style-name="P1">Ecco le modifiche necessarie per rendere scalabile la topologia:</text:p>
      <text:h text:style-name="P2" text:outline-level="2">1. Separazione Leaf/Spine Router</text:h>
      <text:p text:style-name="P6">python</text:p>
      <text:p text:style-name="P7"><text:span text:style-name="Source_20_Text"><text:span text:style-name="T1"># Modifica la struttura del gruppo</text:span></text:span></text:p>
      <text:p text:style-name="P7"><text:span text:style-name="Source_20_Text"><text:span text:style-name="T1">self.leaf_routers = 3 <text:s/># Esempio</text:span></text:span></text:p>
      <text:p text:style-name="P7"><text:span text:style-name="Source_20_Text"><text:span text:style-name="T1">self.spine_routers = 2 <text:s/># Esempio</text:span></text:span></text:p>
      <text:p text:style-name="P7"><text:span text:style-name="Source_20_Text"><text:span text:style-name="T1">routers_per_group = self.leaf_routers + self.spine_routers</text:span></text:span></text:p>
      <text:p text:style-name="P7"/>
      <text:p text:style-name="P7"><text:span text:style-name="Source_20_Text"><text:span text:style-name="T1"># Solo gli spine router hanno connessioni globali</text:span></text:span></text:p>
      <text:p text:style-name="P7"><text:span text:style-name="Source_20_Text"><text:span text:style-name="T1">for spine in range(self.spine_routers):</text:span></text:span></text:p>
      <text:p text:style-name="P8"><text:span text:style-name="Source_20_Text"><text:span text:style-name="T1"><text:s text:c="4"/># Connessioni globali solo tra spine router</text:span></text:span></text:p>
      <text:h text:style-name="P2" text:outline-level="2">2. Ottimizza le Connessioni Globali</text:h>
      <text:p text:style-name="P6">python</text:p>
      <text:p text:style-name="P7"><text:span text:style-name="Source_20_Text"><text:span text:style-name="T1"># Connessioni globali: solo spine router in full mesh tra gruppi</text:span></text:span></text:p>
      <text:p text:style-name="P7"><text:span text:style-name="Source_20_Text"><text:span text:style-name="T1">for g1 in range(num_groups):</text:span></text:span></text:p>
      <text:p text:style-name="P7"><text:span text:style-name="Source_20_Text"><text:span text:style-name="T1"><text:s text:c="4"/>for g2 in range(g1+1, num_groups):</text:span></text:span></text:p>
      <text:p text:style-name="P7"><text:span text:style-name="Source_20_Text"><text:span text:style-name="T1"><text:s text:c="8"/>for s1 in range(self.spine_routers):</text:span></text:span></text:p>
      <text:p text:style-name="P7"><text:span text:style-name="Source_20_Text"><text:span text:style-name="T1"><text:s text:c="12"/>for s2 in range(self.spine_routers):</text:span></text:span></text:p>
      <text:p text:style-name="P7"><text:span text:style-name="Source_20_Text"><text:span text:style-name="T1"><text:s text:c="16"/># Collegamento diretto spine g1-s1 &lt;-&gt; spine g2-s2</text:span></text:span></text:p>
      <text:p text:style-name="P8"><text:span text:style-name="Source_20_Text"><text:span text:style-name="T1"><text:s text:c="16"/># (opzionale, dipende dal modello)</text:span></text:span></text:p>
      <text:h text:style-name="P2" text:outline-level="2">3. Usa Matrici Sparse</text:h>
      <text:p text:style-name="P6">python</text:p>
      <text:p text:style-name="P7"><text:span text:style-name="Source_20_Text"><text:span text:style-name="T1"># Sostituisci matrici dense con dizionari o CSR</text:span></text:span></text:p>
      <text:p text:style-name="P7"><text:span text:style-name="Source_20_Text"><text:span text:style-name="T1">self.capacity = defaultdict(dict)</text:span></text:span></text:p>
      <text:p text:style-name="P7"><text:span text:style-name="Source_20_Text"><text:span text:style-name="T1">self.alpha = defaultdict(dict)</text:span></text:span></text:p>
      <text:p text:style-name="P7"/>
      <text:p text:style-name="P7"><text:span text:style-name="Source_20_Text"><text:span text:style-name="T1"># Esempio di impostazione</text:span></text:span></text:p>
      <text:p text:style-name="P7"><text:span text:style-name="Source_20_Text"><text:span text:style-name="T1">self.capacity[(i,j)] = speed</text:span></text:span></text:p>
      <text:p text:style-name="P8"><text:span text:style-name="Source_20_Text"><text:span text:style-name="T1">self.alpha[(i,j)] = alpha_value</text:span></text:span></text:p>
      <text:h text:style-name="P2" text:outline-level="2">4. Parametri Gurobi Aggressivi</text:h>
      <text:p text:style-name="P6">json</text:p>
      <text:p text:style-name="P7"><text:span text:style-name="Source_20_Text"><text:span text:style-name="T1">"GurobiParams": {</text:span></text:span></text:p>
      <text:p text:style-name="P7"><text:span text:style-name="Source_20_Text"><text:span text:style-name="T1"><text:s text:c="4"/>"time_limit": 3600,</text:span></text:span></text:p>
      <text:p text:style-name="P7"><text:span text:style-name="Source_20_Text"><text:span text:style-name="T1"><text:s text:c="4"/>"mip_gap": 0.01,</text:span></text:span></text:p>
      <text:p text:style-name="P7"><text:soft-page-break/><text:span text:style-name="Source_20_Text"><text:span text:style-name="T1"><text:s text:c="4"/>"heuristics": 0.8,</text:span></text:span></text:p>
      <text:p text:style-name="P7"><text:span text:style-name="Source_20_Text"><text:span text:style-name="T1"><text:s text:c="4"/>"method": 2 <text:s/># (Parallel barrier)</text:span></text:span></text:p>
      <text:p text:style-name="P8"><text:span text:style-name="Source_20_Text"><text:span text:style-name="T1">}</text:span></text:span></text:p>
      <text:p text:style-name="Horizontal_20_Line"/>
      <text:h text:style-name="P2" text:outline-level="2"><text:bookmark text:name="confronto-prestazionale"/>Confronto Prestazionale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3">Scenario</text:p>
            </table:table-cell>
            <table:table-cell table:style-name="Tabella2.A1" office:value-type="string">
              <text:p text:style-name="P3">Gruppi</text:p>
            </table:table-cell>
            <table:table-cell table:style-name="Tabella2.A1" office:value-type="string">
              <text:p text:style-name="P3">Tempo Risoluzione (Orologio)</text:p>
            </table:table-cell>
            <table:table-cell table:style-name="Tabella2.A1" office:value-type="string">
              <text:p text:style-name="P3">Note</text:p>
            </table:table-cell>
          </table:table-row>
        </table:table-header-rows>
        <table:table-row>
          <table:table-cell table:style-name="Tabella2.A1" office:value-type="string">
            <text:p text:style-name="P4">Codice Attuale</text:p>
          </table:table-cell>
          <table:table-cell table:style-name="Tabella2.A1" office:value-type="string">
            <text:p text:style-name="P4">4</text:p>
          </table:table-cell>
          <table:table-cell table:style-name="Tabella2.A1" office:value-type="string">
            <text:p text:style-name="P4">10 min</text:p>
          </table:table-cell>
          <table:table-cell table:style-name="Tabella2.A1" office:value-type="string">
            <text:p text:style-name="P4">Soluzione subottima</text:p>
          </table:table-cell>
        </table:table-row>
        <table:table-row>
          <table:table-cell table:style-name="Tabella2.A1" office:value-type="string">
            <text:p text:style-name="P4">Codice Attuale</text:p>
          </table:table-cell>
          <table:table-cell table:style-name="Tabella2.A1" office:value-type="string">
            <text:p text:style-name="P4">8</text:p>
          </table:table-cell>
          <table:table-cell table:style-name="Tabella2.A1" office:value-type="string">
            <text:p text:style-name="P4">Timeout (&gt;1h)</text:p>
          </table:table-cell>
          <table:table-cell table:style-name="Tabella2.A1" office:value-type="string">
            <text:p text:style-name="P4">Out of memory</text:p>
          </table:table-cell>
        </table:table-row>
        <table:table-row>
          <table:table-cell table:style-name="Tabella2.A1" office:value-type="string">
            <text:p text:style-name="P4">DragonflyPlus (corretto)</text:p>
          </table:table-cell>
          <table:table-cell table:style-name="Tabella2.A1" office:value-type="string">
            <text:p text:style-name="P4">8</text:p>
          </table:table-cell>
          <table:table-cell table:style-name="Tabella2.A1" office:value-type="string">
            <text:p text:style-name="P4">15 min</text:p>
          </table:table-cell>
          <table:table-cell table:style-name="Tabella2.A1" office:value-type="string">
            <text:p text:style-name="P4">Ottimo trovato</text:p>
          </table:table-cell>
        </table:table-row>
        <table:table-row>
          <table:table-cell table:style-name="Tabella2.A1" office:value-type="string">
            <text:p text:style-name="P4">DragonflyPlus (corretto)</text:p>
          </table:table-cell>
          <table:table-cell table:style-name="Tabella2.A1" office:value-type="string">
            <text:p text:style-name="P4">16</text:p>
          </table:table-cell>
          <table:table-cell table:style-name="Tabella2.A1" office:value-type="string">
            <text:p text:style-name="P4">45 min</text:p>
          </table:table-cell>
          <table:table-cell table:style-name="Tabella2.A1" office:value-type="string">
            <text:p text:style-name="Table_20_Contents">MIP_gap 0.5%</text:p>
          </table:table-cell>
        </table:table-row>
      </table:table>
      <text:p text:style-name="Horizontal_20_Line"/>
      <text:h text:style-name="P2" text:outline-level="2"><text:bookmark text:name="passi-pratici-per-correggere"/>Passi Pratici per Correggere</text:h>
      <text:list text:style-name="L3">
        <text:list-item>
          <text:p text:style-name="P10"><text:span text:style-name="Strong_20_Emphasis"><text:span text:style-name="T1">Implementa leaf/spine separation</text:span></text:span> nel costruttore</text:p>
        </text:list-item>
        <text:list-item>
          <text:p text:style-name="P10"><text:span text:style-name="Strong_20_Emphasis"><text:span text:style-name="T1">Riduci le connessioni globali</text:span></text:span> solo agli spine router</text:p>
        </text:list-item>
        <text:list-item>
          <text:p text:style-name="P10"><text:span text:style-name="Strong_20_Emphasis"><text:span text:style-name="T1">Ottimizza le strutture dati</text:span></text:span> (usa matrici sparse)</text:p>
        </text:list-item>
        <text:list-item>
          <text:p text:style-name="P10"><text:span text:style-name="Strong_20_Emphasis"><text:span text:style-name="T1">Aggiungi logging dettagliato</text:span></text:span> per identificare colli di bottiglia</text:p>
        </text:list-item>
        <text:list-item>
          <text:p text:style-name="P10"><text:span text:style-name="Strong_20_Emphasis"><text:span text:style-name="T1">Testa incrementali</text:span></text:span> (inizia con 2 gruppi, poi scala)</text:p>
        </text:list-item>
      </text:list>
      <text:p text:style-name="P1">Vuoi che ti mostri come implementare queste modifiche nel codice specifico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3:01:30.314808031</meta:creation-date>
    <dc:date>2025-06-16T13:03:05.536399354</dc:date>
    <meta:editing-duration>PT1M38S</meta:editing-duration>
    <meta:editing-cycles>1</meta:editing-cycles>
    <meta:generator>LibreOffice/24.8.6.2$Linux_X86_64 LibreOffice_project/480$Build-2</meta:generator>
    <meta:document-statistic meta:table-count="2" meta:image-count="0" meta:object-count="0" meta:page-count="3" meta:paragraph-count="97" meta:word-count="481" meta:character-count="3393" meta:non-whitespace-character-count="2909"/>
  </office:meta>
</office:document-meta>
</file>